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17%" draw:opacity-name="" draw:textarea-horizontal-align="justify" draw:textarea-vertical-align="middle" draw:auto-grow-height="false" fo:min-height="9.91cm" fo:min-width="17.02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0.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75cm" fo:min-width="0cm"/>
    </style:style>
    <style:style style:name="gr5" style:family="graphic" style:parent-style-name="objectwithoutfill">
      <style:graphic-properties draw:stroke="dash" draw:stroke-dash="_32__20_Dots_20_1_20_Dash" svg:stroke-opacity="80%" draw:fill="none" draw:textarea-vertical-align="middl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opacity="17%"/>
      <style:paragraph-properties fo:text-align="center"/>
    </style:style>
    <style:style style:name="P3" style:family="paragraph">
      <style:text-properties fo:font-size="9pt" fo:font-weight="bold"/>
    </style:style>
    <style:style style:name="P4" style:family="paragraph">
      <loext:graphic-properties draw:fill="none"/>
      <style:text-properties fo:font-size="9pt" fo:font-weight="bold"/>
    </style:style>
    <style:style style:name="P5" style:family="paragraph">
      <style:paragraph-properties style:text-autospace="none"/>
      <style:text-properties fo:color="#408080" style:font-name="Monospace" fo:font-size="10pt" style:font-name-asian="Monospace" style:font-size-asian="10pt" style:font-name-complex="Monospace" style:font-size-complex="10pt"/>
    </style:style>
    <style:style style:name="P6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>
      <loext:graphic-properties draw:fill="none" draw:fill-color="#ffffff"/>
      <style:paragraph-properties style:text-autospace="none"/>
      <style:text-properties fo:color="#408080" style:font-name="Monospace" fo:font-size="10pt" style:font-name-asian="Monospace" style:font-size-asian="10pt" style:font-name-complex="Monospace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3c3c3c" style:font-name="Monospace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style:font-name-asian="Monospace" style:font-size-asian="10pt" style:font-name-complex="Monospace" style:font-size-complex="10pt"/>
    </style:style>
    <style:style style:name="T3" style:family="text">
      <style:text-properties fo:color="#7f7f00" style:font-name="Monospace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style:font-name="Monospace" style:font-name-asian="Monospace" style:font-size-asian="10pt" style:font-name-complex="Monospace" style:font-size-complex="10pt"/>
    </style:style>
    <style:style style:name="T5" style:family="text">
      <style:text-properties fo:color="#7f0000" style:font-name="Monospace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00007f" style:font-name="Monospace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fo:color="#408080" style:font-name="Monospace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c0c0" style:font-name="Monospace" style:font-name-asian="Monospace" style:font-size-asian="10pt" style:font-weight-asian="bold" style:font-name-complex="Monospace" style:font-size-complex="10pt" style:font-weight-complex="bold"/>
    </style:style>
    <style:style style:name="T10" style:family="text">
      <style:text-properties fo:color="#0000ff" style:font-name="Monospace" style:font-name-asian="Monospace" style:font-size-asian="10pt" style:font-weight-asian="bold" style:font-name-complex="Monospace" style:font-size-complex="10pt" style:font-weight-complex="bold"/>
    </style:style>
    <style:style style:name="T11" style:family="text">
      <style:text-properties fo:color="#000000" style:font-name="Monospace" fo:font-style="italic" style:font-name-asian="Monospace" style:font-size-asian="10pt" style:font-style-asian="italic" style:font-name-complex="Monospace" style:font-size-complex="10pt" style:font-style-complex="italic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3c3c3c" style:font-name="Monospace" fo:font-size="9pt" style:font-name-asian="Monospace" style:font-size-asian="9pt" style:font-name-complex="Monospace" style:font-size-complex="9pt"/>
    </style:style>
    <style:style style:name="T14" style:family="text">
      <style:text-properties fo:color="#7f0000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5" style:family="text">
      <style:text-properties fo:color="#000000" style:font-name="Monospace" fo:font-size="9pt" style:font-name-asian="Monospace" style:font-size-asian="9pt" style:font-name-complex="Monospace" style:font-size-complex="9pt"/>
    </style:style>
    <style:style style:name="T16" style:family="text">
      <style:text-properties fo:color="#000000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7" style:family="text">
      <style:text-properties fo:color="#7f7f00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8" style:family="text">
      <style:text-properties fo:color="#00c0c0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9" style:family="text">
      <style:text-properties fo:color="#408080" style:font-name="Monospace" fo:font-size="9pt" style:font-name-asian="Monospace" style:font-size-asian="9pt" style:font-name-complex="Monospace" style:font-size-complex="9pt"/>
    </style:style>
    <style:style style:name="T20" style:family="text">
      <style:text-properties fo:color="#0000ff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draw:custom-shape draw:style-name="gr1" draw:text-style-name="P2" draw:layer="layout" svg:width="17.526cm" svg:height="10.16cm" svg:x="4.826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>
        <office:forms form:automatic-focus="false" form:apply-design-mode="false"/>
        <draw:frame draw:style-name="gr3" draw:text-style-name="P4" draw:layer="layout" svg:width="13.97cm" svg:height="20.393cm" svg:x="0cm" svg:y="0cm">
          <draw:text-box>
            <text:p text:style-name="P3"><text:span text:style-name="T1"><text:s text:c="6"/></text:span><text:span text:style-name="T2">#</text:span><text:span text:style-name="T3">1</text:span></text:p>
            <text:p text:style-name="P3"><text:span text:style-name="T4"/></text:p>
            <text:p text:style-name="P3"><text:span text:style-name="T1"><text:s text:c="6"/></text:span><text:span text:style-name="T5">if</text:span><text:span text:style-name="T1"> </text:span><text:span text:style-name="T2">(chi</text:span><text:span text:style-name="T1"> </text:span><text:span text:style-name="T5">ge</text:span><text:span text:style-name="T1"> </text:span><text:span text:style-name="T3">2.</text:span><text:span text:style-name="T2">)</text:span><text:span text:style-name="T1"> </text:span><text:span text:style-name="T5">then</text:span><text:span text:style-name="T1"> </text:span><text:span text:style-name="T5">begin</text:span></text:p>
            <text:p text:style-name="P3"><text:span text:style-name="T1"><text:s text:c="11"/></text:span><text:span text:style-name="T2">zcol=zcol+</text:span><text:span text:style-name="T3">1.0e30</text:span></text:p>
            <text:p text:style-name="P3"><text:span text:style-name="T1"><text:s text:c="11"/></text:span><text:span text:style-name="T6">return</text:span></text:p>
            <text:p text:style-name="P3"><text:span text:style-name="T1"><text:s text:c="5"/></text:span><text:span text:style-name="T5">endif</text:span></text:p>
            <text:p text:style-name="P3"><text:span text:style-name="T7"><text:s text:c="4"/></text:span></text:p>
            <text:p text:style-name="P3"><text:span text:style-name="T7">; <text:s text:c="3"/>#2</text:span></text:p>
            <text:p text:style-name="P3"><text:span text:style-name="T1"><text:s/></text:span><text:span text:style-name="T5">if</text:span><text:span text:style-name="T1"> </text:span><text:span text:style-name="T2">chi</text:span><text:span text:style-name="T1"> </text:span><text:span text:style-name="T5">le</text:span><text:span text:style-name="T1"> </text:span><text:span text:style-name="T8">!pi</text:span><text:span text:style-name="T2">/</text:span><text:span text:style-name="T3">2.0</text:span><text:span text:style-name="T1"> </text:span><text:span text:style-name="T5">then</text:span><text:span text:style-name="T1"> </text:span><text:span text:style-name="T5">begin</text:span></text:p>
            <text:p text:style-name="P3"><text:span text:style-name="T1"><text:s text:c="7"/></text:span><text:span text:style-name="T5">for</text:span><text:span text:style-name="T1"> </text:span><text:span text:style-name="T2">i=</text:span><text:span text:style-name="T3">0</text:span><text:span text:style-name="T2">,nmaj-</text:span><text:span text:style-name="T3">1</text:span><text:span text:style-name="T1"> </text:span><text:span text:style-name="T5">do</text:span><text:span text:style-name="T1"> </text:span><text:span text:style-name="T2">zcol[i,*]=zvcd[i,*]*</text:span><text:span text:style-name="T9">chapman</text:span><text:span text:style-name="T2">(chi,zz,tn,i)</text:span></text:p>
            <text:p text:style-name="P3"><text:span text:style-name="T1"><text:s text:c="6"/></text:span><text:span text:style-name="T5">endif</text:span><text:span text:style-name="T1"> </text:span><text:span text:style-name="T5">else</text:span><text:span text:style-name="T1"> </text:span><text:span text:style-name="T5">begin</text:span><text:span text:style-name="T1"> <text:s/></text:span><text:span text:style-name="T7">;#3</text:span></text:p>
            <text:p text:style-name="P3"><text:span text:style-name="T4"/></text:p>
            <text:p text:style-name="P3"><text:span text:style-name="T1"><text:s text:c="8"/></text:span><text:span text:style-name="T5">for</text:span><text:span text:style-name="T1"> </text:span><text:span text:style-name="T2">j=</text:span><text:span text:style-name="T3">0</text:span><text:span text:style-name="T2">,jmax-</text:span><text:span text:style-name="T3">1</text:span><text:span text:style-name="T1"> </text:span><text:span text:style-name="T5">do</text:span><text:span text:style-name="T1"> </text:span><text:span text:style-name="T5">begin</text:span></text:p>
            <text:p text:style-name="P3"><text:span text:style-name="T4"/></text:p>
            <text:p text:style-name="P3"><text:span text:style-name="T1"><text:s text:c="8"/></text:span><text:span text:style-name="T2">ghrg=(re+zz(j))*</text:span><text:span text:style-name="T10">sin</text:span><text:span text:style-name="T2">(chi)</text:span></text:p>
            <text:p text:style-name="P3"><text:span text:style-name="T1"><text:s text:c="8"/></text:span><text:span text:style-name="T2">ghz=ghrg-re</text:span></text:p>
            <text:p text:style-name="P3"><text:span text:style-name="T1"><text:s text:c="8"/></text:span><text:span text:style-name="T5">if</text:span><text:span text:style-name="T1"> </text:span><text:span text:style-name="T2">(ghz</text:span><text:span text:style-name="T1"> </text:span><text:span text:style-name="T5">le</text:span><text:span text:style-name="T1"> </text:span><text:span text:style-name="T3">0.</text:span><text:span text:style-name="T2">)</text:span><text:span text:style-name="T1"> </text:span><text:span text:style-name="T5">then</text:span><text:span text:style-name="T1"> </text:span><text:span text:style-name="T5">begin</text:span></text:p>
            <text:p text:style-name="P3"><text:span text:style-name="T1"><text:s text:c="10"/></text:span><text:span text:style-name="T5">for</text:span><text:span text:style-name="T1"> </text:span><text:span text:style-name="T2">i=</text:span><text:span text:style-name="T3">0</text:span><text:span text:style-name="T2">,nmaj-</text:span><text:span text:style-name="T3">1</text:span><text:span text:style-name="T1"> </text:span><text:span text:style-name="T5">do</text:span><text:span text:style-name="T1"> </text:span><text:span text:style-name="T5">begin</text:span></text:p>
            <text:p text:style-name="P3"><text:span text:style-name="T1"><text:s text:c="10"/></text:span><text:span text:style-name="T2">zcol(i,j)</text:span><text:span text:style-name="T1"> </text:span><text:span text:style-name="T2">=</text:span><text:span text:style-name="T1"> </text:span><text:span text:style-name="T3">1.0e30</text:span></text:p>
            <text:p text:style-name="P3"><text:span text:style-name="T1"><text:s text:c="10"/></text:span><text:span text:style-name="T5">endfor</text:span></text:p>
            <text:p text:style-name="P3"><text:span text:style-name="T1"><text:s text:c="10"/></text:span><text:span text:style-name="T5">goto</text:span><text:span text:style-name="T2">,line220</text:span></text:p>
            <text:p text:style-name="P3"><text:span text:style-name="T1"><text:s text:c="8"/></text:span><text:span text:style-name="T5">endif</text:span></text:p>
            <text:p text:style-name="P3"><text:span text:style-name="T4"/></text:p>
            <text:p text:style-name="P3"><text:span text:style-name="T1"><text:s text:c="8"/></text:span><text:span text:style-name="T5">if</text:span><text:span text:style-name="T1"> </text:span><text:span text:style-name="T2">(ghz</text:span><text:span text:style-name="T1"> </text:span><text:span text:style-name="T5">ge</text:span><text:span text:style-name="T1"> </text:span><text:span text:style-name="T2">zz(</text:span><text:span text:style-name="T3">0</text:span><text:span text:style-name="T2">))</text:span><text:span text:style-name="T1"> </text:span><text:span text:style-name="T5">then</text:span><text:span text:style-name="T1"> </text:span><text:span text:style-name="T5">begin</text:span></text:p>
            <text:p text:style-name="P3"><text:span text:style-name="T1"><text:s text:c="10"/></text:span><text:span text:style-name="T5">for</text:span><text:span text:style-name="T1"> </text:span><text:span text:style-name="T2">jjjg=</text:span><text:span text:style-name="T3">0</text:span><text:span text:style-name="T2">,j-</text:span><text:span text:style-name="T3">2</text:span><text:span text:style-name="T1"> </text:span><text:span text:style-name="T5">do</text:span><text:span text:style-name="T1"> </text:span><text:span text:style-name="T5">begin</text:span></text:p>
            <text:p text:style-name="P3"><text:span text:style-name="T1"><text:s text:c="12"/></text:span><text:span text:style-name="T5">if</text:span><text:span text:style-name="T1"> </text:span><text:span text:style-name="T2">(zz(jjjg)</text:span><text:span text:style-name="T1"> </text:span><text:span text:style-name="T5">le</text:span><text:span text:style-name="T1"> </text:span><text:span text:style-name="T2">ghz</text:span><text:span text:style-name="T1"> </text:span><text:span text:style-name="T5">and</text:span><text:span text:style-name="T1"> </text:span><text:span text:style-name="T2">zz(jjjg+</text:span><text:span text:style-name="T3">1</text:span><text:span text:style-name="T2">)</text:span><text:span text:style-name="T1"> </text:span><text:span text:style-name="T5">gt</text:span><text:span text:style-name="T1"> </text:span><text:span text:style-name="T2">ghz)</text:span><text:span text:style-name="T1"> </text:span><text:span text:style-name="T5">then</text:span><text:span text:style-name="T1"> </text:span><text:span text:style-name="T2">jg=jjjg</text:span></text:p>
            <text:p text:style-name="P3"><text:span text:style-name="T1"><text:s text:c="10"/></text:span><text:span text:style-name="T5">endfor</text:span></text:p>
            <text:p text:style-name="P3"><text:span text:style-name="T1"><text:s text:c="10"/></text:span><text:span text:style-name="T2">tng</text:span><text:span text:style-name="T1"> </text:span><text:span text:style-name="T2">=</text:span><text:span text:style-name="T1"> </text:span><text:span text:style-name="T2">tn(jg)+(tn(jg+</text:span><text:span text:style-name="T3">1</text:span><text:span text:style-name="T2">)-tn(jg))*(ghz-zz(jg))/(zz(jg+</text:span><text:span text:style-name="T3">1</text:span><text:span text:style-name="T2">)-zz(jg))</text:span></text:p>
            <text:p text:style-name="P3"><text:span text:style-name="T1"><text:s text:c="10"/></text:span><text:span text:style-name="T5">for</text:span><text:span text:style-name="T1"> </text:span><text:span text:style-name="T2">i=</text:span><text:span text:style-name="T3">0</text:span><text:span text:style-name="T2">,nmaj-</text:span><text:span text:style-name="T3">1</text:span><text:span text:style-name="T1"> </text:span><text:span text:style-name="T5">do</text:span><text:span text:style-name="T1"> </text:span><text:span text:style-name="T5">begin</text:span></text:p>
            <text:p text:style-name="P3"><text:span text:style-name="T1"><text:s text:c="10"/></text:span><text:span text:style-name="T2">zcg(i)</text:span><text:span text:style-name="T1"> </text:span><text:span text:style-name="T2">=</text:span><text:span text:style-name="T1"> </text:span><text:span text:style-name="T2">zvcd(i,jg)</text:span><text:span text:style-name="T1"> </text:span><text:span text:style-name="T2">*</text:span><text:span text:style-name="T1"> </text:span><text:span text:style-name="T2">(zvcd(i,jg+</text:span><text:span text:style-name="T3">1</text:span><text:span text:style-name="T2">)</text:span><text:span text:style-name="T1"> </text:span><text:span text:style-name="T2">/</text:span><text:span text:style-name="T1"> </text:span><text:span text:style-name="T2">zvcd(i,jg))</text:span><text:span text:style-name="T1"> </text:span><text:span text:style-name="T2">^ $</text:span></text:p>
            <text:p text:style-name="P3"><text:span text:style-name="T1"><text:s text:c="27"/></text:span><text:span text:style-name="T2">((ghz-zz(jg))</text:span><text:span text:style-name="T1"> </text:span><text:span text:style-name="T2">/</text:span><text:span text:style-name="T1"> </text:span><text:span text:style-name="T2">(zz(jg+</text:span><text:span text:style-name="T3">1</text:span><text:span text:style-name="T2">)-zz(jg)))</text:span></text:p>
            <text:p text:style-name="P3"><text:span text:style-name="T1"><text:s text:c="10"/></text:span><text:span text:style-name="T5">endfor</text:span></text:p>
            <text:p text:style-name="P3"><text:span text:style-name="T1"><text:s text:c="8"/></text:span><text:span text:style-name="T5">endif</text:span><text:span text:style-name="T1"> </text:span><text:span text:style-name="T5">else</text:span><text:span text:style-name="T1"> </text:span><text:span text:style-name="T5">begin</text:span><text:span text:style-name="T1"> <text:s/></text:span><text:span text:style-name="T7">;#5</text:span></text:p>
            <text:p text:style-name="P3"><text:span text:style-name="T4"/></text:p>
            <text:p text:style-name="P3"><text:span text:style-name="T1"><text:s text:c="10"/></text:span><text:span text:style-name="T5">for</text:span><text:span text:style-name="T1"> </text:span><text:span text:style-name="T2">jjjg=</text:span><text:span text:style-name="T3">0</text:span><text:span text:style-name="T2">,</text:span><text:span text:style-name="T3">2</text:span><text:span text:style-name="T1"> </text:span><text:span text:style-name="T5">do</text:span><text:span text:style-name="T1"> </text:span><text:span text:style-name="T5">begin</text:span></text:p>
            <text:p text:style-name="P3"><text:span text:style-name="T1"><text:s text:c="10"/></text:span><text:span text:style-name="T5">if</text:span><text:span text:style-name="T1"> </text:span><text:span text:style-name="T2">(zus(jjjg)</text:span><text:span text:style-name="T1"> </text:span><text:span text:style-name="T5">lt</text:span><text:span text:style-name="T1"> </text:span><text:span text:style-name="T2">ghz</text:span><text:span text:style-name="T1"> </text:span><text:span text:style-name="T5">and</text:span><text:span text:style-name="T1"> </text:span><text:span text:style-name="T2">zus(jjjg+</text:span><text:span text:style-name="T3">1</text:span><text:span text:style-name="T2">)</text:span><text:span text:style-name="T1"> </text:span><text:span text:style-name="T5">gt</text:span><text:span text:style-name="T1"> </text:span><text:span text:style-name="T2">ghz)</text:span><text:span text:style-name="T1"> </text:span><text:span text:style-name="T5">then</text:span><text:span text:style-name="T1"> </text:span><text:span text:style-name="T2">jg=jjjg</text:span></text:p>
            <text:p text:style-name="P3"><text:span text:style-name="T1"><text:s text:c="10"/></text:span><text:span text:style-name="T5">endfor</text:span></text:p>
            <text:p text:style-name="P3"><text:span text:style-name="T4"/></text:p>
            <text:p text:style-name="P3"><text:span text:style-name="T1"><text:s text:c="10"/></text:span><text:span text:style-name="T2">tng</text:span><text:span text:style-name="T1"> </text:span><text:span text:style-name="T2">=</text:span><text:span text:style-name="T1"> </text:span><text:span text:style-name="T2">tnus(jg)</text:span><text:span text:style-name="T1"> </text:span><text:span text:style-name="T2">+ $</text:span></text:p>
            <text:p text:style-name="P3"><text:span text:style-name="T1"><text:s text:c="14"/></text:span><text:span text:style-name="T2">(tnus(jg+</text:span><text:span text:style-name="T3">1</text:span><text:span text:style-name="T2">)-tnus(jg))*(ghz-zus(jg))/(zus(jg+</text:span><text:span text:style-name="T3">1</text:span><text:span text:style-name="T2">)-zus(jg))</text:span></text:p>
            <text:p text:style-name="P3"><text:span text:style-name="T1"><text:s text:c="10"/></text:span><text:span text:style-name="T5">for</text:span><text:span text:style-name="T1"> </text:span><text:span text:style-name="T2">i=</text:span><text:span text:style-name="T3">0</text:span><text:span text:style-name="T2">,nmaj-</text:span><text:span text:style-name="T3">1</text:span><text:span text:style-name="T1"> </text:span><text:span text:style-name="T5">do</text:span><text:span text:style-name="T1"> </text:span><text:span text:style-name="T5">begin</text:span></text:p>
            <text:p text:style-name="P3"><text:span text:style-name="T1"><text:s text:c="10"/></text:span><text:span text:style-name="T2">zcg(i)</text:span><text:span text:style-name="T1"> </text:span><text:span text:style-name="T2">=</text:span><text:span text:style-name="T1"> </text:span><text:span text:style-name="T2">zcus(i,jg)</text:span><text:span text:style-name="T1"> </text:span><text:span text:style-name="T2">*</text:span><text:span text:style-name="T1"> </text:span><text:span text:style-name="T2">(zcus(i,jg+</text:span><text:span text:style-name="T3">1</text:span><text:span text:style-name="T2">)</text:span><text:span text:style-name="T1"> </text:span><text:span text:style-name="T2">/</text:span><text:span text:style-name="T1"> </text:span><text:span text:style-name="T2">zcus(i,jg))</text:span><text:span text:style-name="T1"> </text:span><text:span text:style-name="T2">^ $</text:span></text:p>
            <text:p text:style-name="P3"><text:span text:style-name="T1"><text:s text:c="27"/></text:span><text:span text:style-name="T2">((ghz-zus(jg))</text:span><text:span text:style-name="T1"> </text:span><text:span text:style-name="T2">/</text:span><text:span text:style-name="T1"> </text:span><text:span text:style-name="T2">(zus(jg+</text:span><text:span text:style-name="T3">1</text:span><text:span text:style-name="T2">)-zus(jg)))</text:span></text:p>
            <text:p text:style-name="P3"><text:span text:style-name="T1"><text:s text:c="10"/></text:span><text:span text:style-name="T5">endfor</text:span></text:p>
            <text:p text:style-name="P3"><text:span text:style-name="T1"><text:s text:c="8"/></text:span><text:span text:style-name="T5">endelse</text:span><text:span text:style-name="T1"> <text:s/></text:span><text:span text:style-name="T7">;#5</text:span></text:p>
            <text:p text:style-name="P3"><text:span text:style-name="T1"><text:s text:c="8"/></text:span><text:span text:style-name="T5">for</text:span><text:span text:style-name="T1"> </text:span><text:span text:style-name="T2">i=</text:span><text:span text:style-name="T3">0</text:span><text:span text:style-name="T2">,nmaj-</text:span><text:span text:style-name="T3">1</text:span><text:span text:style-name="T1"> </text:span><text:span text:style-name="T5">do</text:span><text:span text:style-name="T1"> </text:span><text:span text:style-name="T5">begin</text:span></text:p>
            <text:p text:style-name="P3"><text:span text:style-name="T1"><text:s text:c="8"/></text:span><text:span text:style-name="T2">zcol(i,j)</text:span><text:span text:style-name="T1"> </text:span><text:span text:style-name="T2">=</text:span><text:span text:style-name="T1"> </text:span><text:span text:style-name="T3">2.</text:span><text:span text:style-name="T1"> </text:span><text:span text:style-name="T2">*</text:span><text:span text:style-name="T1"> </text:span><text:span text:style-name="T2">zcg(i)</text:span><text:span text:style-name="T1"> </text:span><text:span text:style-name="T2">*</text:span><text:span text:style-name="T1"> </text:span><text:span text:style-name="T9">chapman</text:span><text:span text:style-name="T2">(</text:span><text:span text:style-name="T8">!pi</text:span><text:span text:style-name="T2">/</text:span><text:span text:style-name="T3">2.</text:span><text:span text:style-name="T2">,ghz,tng,i) $</text:span></text:p>
            <text:p text:style-name="P3"><text:span text:style-name="T1"><text:s text:c="19"/></text:span><text:span text:style-name="T2">-</text:span><text:span text:style-name="T1"> </text:span><text:span text:style-name="T2">zvcd(i,j)</text:span><text:span text:style-name="T1"> </text:span><text:span text:style-name="T2">*</text:span><text:span text:style-name="T1"> </text:span><text:span text:style-name="T9">chapman</text:span><text:span text:style-name="T2">(chi,zz(j),tn(j),i)</text:span></text:p>
            <text:p text:style-name="P3"><text:span text:style-name="T1"><text:s text:c="8"/></text:span><text:span text:style-name="T5">endfor</text:span></text:p>
            <text:p text:style-name="P3"><text:span text:style-name="T4"/></text:p>
            <text:p text:style-name="P3"><text:span text:style-name="T11">line220</text:span><text:span text:style-name="T2">:</text:span></text:p>
            <text:p text:style-name="P3"><text:span text:style-name="T1"><text:s text:c="3"/></text:span><text:span text:style-name="T5">endfor</text:span><text:span text:style-name="T1"> </text:span><text:span text:style-name="T7">; altitude loop</text:span></text:p>
            <text:p text:style-name="P3"><text:span text:style-name="T1"><text:s text:c="6"/></text:span><text:span text:style-name="T5">endelse</text:span><text:span text:style-name="T1"> </text:span><text:span text:style-name="T7">; chi greater than pi/2</text:span></text:p>
          </draw:text-box>
        </draw:frame>
        <draw:frame draw:style-name="gr4" draw:text-style-name="P7" draw:layer="layout" svg:width="14.224cm" svg:height="21cm" svg:x="13.716cm" svg:y="0cm">
          <draw:text-box>
            <text:p text:style-name="P5"><text:span text:style-name="T12">; <text:s text:c="3"/>#1</text:span></text:p>
            <text:p text:style-name="P6"><text:span text:style-name="T13"><text:s text:c="3"/></text:span><text:span text:style-name="T14">if</text:span><text:span text:style-name="T13"> </text:span><text:span text:style-name="T15">chi</text:span><text:span text:style-name="T13"> </text:span><text:span text:style-name="T14">le</text:span><text:span text:style-name="T13"> </text:span><text:span text:style-name="T16">!pi</text:span><text:span text:style-name="T15">/</text:span><text:span text:style-name="T17">2.0</text:span><text:span text:style-name="T13"> </text:span><text:span text:style-name="T14">then</text:span><text:span text:style-name="T13"> </text:span><text:span text:style-name="T14">begin</text:span></text:p>
            <text:p text:style-name="P6"><text:span text:style-name="T12"/></text:p>
            <text:p text:style-name="P6"><text:span text:style-name="T13"><text:s text:c="5"/></text:span><text:span text:style-name="T14">for</text:span><text:span text:style-name="T13"> </text:span><text:span text:style-name="T15">i=</text:span><text:span text:style-name="T17">0</text:span><text:span text:style-name="T15">,nmaj-</text:span><text:span text:style-name="T17">1</text:span><text:span text:style-name="T13"> </text:span><text:span text:style-name="T14">do</text:span><text:span text:style-name="T13"> </text:span><text:span text:style-name="T15">zcol[i,*]=zvcd[i,*]*</text:span><text:span text:style-name="T18">chapman</text:span><text:span text:style-name="T15">(chi,zz,tn,i)</text:span></text:p>
            <text:p text:style-name="P6"><text:span text:style-name="T12"/></text:p>
            <text:p text:style-name="P6"><text:span text:style-name="T13"><text:s text:c="3"/></text:span><text:span text:style-name="T14">endif</text:span><text:span text:style-name="T13"> </text:span><text:span text:style-name="T14">else</text:span><text:span text:style-name="T13"> </text:span><text:span text:style-name="T14">if</text:span><text:span text:style-name="T13"> </text:span><text:span text:style-name="T15">((chi</text:span><text:span text:style-name="T13"> </text:span><text:span text:style-name="T14">ge</text:span><text:span text:style-name="T13"> </text:span><text:span text:style-name="T16">!pi</text:span><text:span text:style-name="T15">/</text:span><text:span text:style-name="T17">2.0</text:span><text:span text:style-name="T15">)</text:span><text:span text:style-name="T13"> </text:span><text:span text:style-name="T15">&amp;&amp;</text:span><text:span text:style-name="T13"> </text:span><text:span text:style-name="T15">(chi</text:span><text:span text:style-name="T13"> </text:span><text:span text:style-name="T14">lt</text:span><text:span text:style-name="T13"> </text:span><text:span text:style-name="T17">2.</text:span><text:span text:style-name="T15">))</text:span><text:span text:style-name="T13"> </text:span><text:span text:style-name="T14">then</text:span><text:span text:style-name="T13"> </text:span><text:span text:style-name="T14">begin</text:span><text:span text:style-name="T13"> <text:s text:c="7"/></text:span><text:span text:style-name="T19">;#2</text:span></text:p>
            <text:p text:style-name="P6"><text:span text:style-name="T12"/></text:p>
            <text:p text:style-name="P6"><text:span text:style-name="T13"><text:s text:c="5"/></text:span><text:span text:style-name="T14">for</text:span><text:span text:style-name="T13"> </text:span><text:span text:style-name="T15">j=</text:span><text:span text:style-name="T17">0</text:span><text:span text:style-name="T15">,jmax-</text:span><text:span text:style-name="T17">1</text:span><text:span text:style-name="T13"> </text:span><text:span text:style-name="T14">do</text:span><text:span text:style-name="T13"> </text:span><text:span text:style-name="T14">begin</text:span></text:p>
            <text:p text:style-name="P6"><text:span text:style-name="T12"/></text:p>
            <text:p text:style-name="P6"><text:span text:style-name="T13"><text:s text:c="7"/></text:span><text:span text:style-name="T15">ghrg=(re+zz(j))*</text:span><text:span text:style-name="T20">sin</text:span><text:span text:style-name="T15">(chi)</text:span></text:p>
            <text:p text:style-name="P6"><text:span text:style-name="T13"><text:s text:c="7"/></text:span><text:span text:style-name="T15">ghz=ghrg-re</text:span></text:p>
            <text:p text:style-name="P6"><text:span text:style-name="T12"/></text:p>
            <text:p text:style-name="P6"><text:span text:style-name="T13"><text:s text:c="7"/></text:span><text:span text:style-name="T14">if</text:span><text:span text:style-name="T13"> </text:span><text:span text:style-name="T15">(ghz</text:span><text:span text:style-name="T13"> </text:span><text:span text:style-name="T14">le</text:span><text:span text:style-name="T13"> </text:span><text:span text:style-name="T17">0.</text:span><text:span text:style-name="T15">)</text:span><text:span text:style-name="T13"> </text:span><text:span text:style-name="T14">then</text:span><text:span text:style-name="T13"> </text:span><text:span text:style-name="T14">begin</text:span></text:p>
            <text:p text:style-name="P6"><text:span text:style-name="T13"><text:s text:c="9"/></text:span><text:span text:style-name="T14">for</text:span><text:span text:style-name="T13"> </text:span><text:span text:style-name="T15">i=</text:span><text:span text:style-name="T17">0</text:span><text:span text:style-name="T15">,nmaj-</text:span><text:span text:style-name="T17">1</text:span><text:span text:style-name="T13"> </text:span><text:span text:style-name="T14">do</text:span><text:span text:style-name="T13"> </text:span><text:span text:style-name="T14">begin</text:span></text:p>
            <text:p text:style-name="P6"><text:span text:style-name="T13"><text:s text:c="11"/></text:span><text:span text:style-name="T15">zcol(i,j)</text:span><text:span text:style-name="T13"> </text:span><text:span text:style-name="T15">=</text:span><text:span text:style-name="T13"> </text:span><text:span text:style-name="T17">1.0e30</text:span></text:p>
            <text:p text:style-name="P6"><text:span text:style-name="T13"><text:s text:c="9"/></text:span><text:span text:style-name="T14">endfor</text:span></text:p>
            <text:p text:style-name="P6"><text:span text:style-name="T12"/></text:p>
            <text:p text:style-name="P6"><text:span text:style-name="T13"><text:s text:c="7"/></text:span><text:span text:style-name="T14">endif</text:span><text:span text:style-name="T13"> </text:span><text:span text:style-name="T14">else</text:span><text:span text:style-name="T13"> </text:span><text:span text:style-name="T14">if</text:span><text:span text:style-name="T13"> </text:span><text:span text:style-name="T15">(ghz</text:span><text:span text:style-name="T13"> </text:span><text:span text:style-name="T14">ge</text:span><text:span text:style-name="T13"> </text:span><text:span text:style-name="T15">zz(</text:span><text:span text:style-name="T17">0</text:span><text:span text:style-name="T15">))</text:span><text:span text:style-name="T13"> </text:span><text:span text:style-name="T14">then</text:span><text:span text:style-name="T13"> </text:span><text:span text:style-name="T14">begin</text:span></text:p>
            <text:p text:style-name="P6"><text:span text:style-name="T13"><text:s text:c="9"/></text:span><text:span text:style-name="T14">for</text:span><text:span text:style-name="T13"> </text:span><text:span text:style-name="T15">jjjg=</text:span><text:span text:style-name="T17">0</text:span><text:span text:style-name="T15">,j-</text:span><text:span text:style-name="T17">2</text:span><text:span text:style-name="T13"> </text:span><text:span text:style-name="T14">do</text:span><text:span text:style-name="T13"> </text:span><text:span text:style-name="T14">begin</text:span></text:p>
            <text:p text:style-name="P6"><text:span text:style-name="T13"><text:s text:c="11"/></text:span><text:span text:style-name="T14">if</text:span><text:span text:style-name="T13"> </text:span><text:span text:style-name="T15">(zz(jjjg)</text:span><text:span text:style-name="T13"> </text:span><text:span text:style-name="T14">le</text:span><text:span text:style-name="T13"> </text:span><text:span text:style-name="T15">ghz</text:span><text:span text:style-name="T13"> </text:span><text:span text:style-name="T14">and</text:span><text:span text:style-name="T13"> </text:span><text:span text:style-name="T15">zz(jjjg+</text:span><text:span text:style-name="T17">1</text:span><text:span text:style-name="T15">)</text:span><text:span text:style-name="T13"> </text:span><text:span text:style-name="T14">gt</text:span><text:span text:style-name="T13"> </text:span><text:span text:style-name="T15">ghz)</text:span><text:span text:style-name="T13"> </text:span><text:span text:style-name="T14">then</text:span><text:span text:style-name="T13"> </text:span><text:span text:style-name="T15">jg=jjjg</text:span></text:p>
            <text:p text:style-name="P6"><text:span text:style-name="T13"><text:s text:c="9"/></text:span><text:span text:style-name="T14">endfor</text:span></text:p>
            <text:p text:style-name="P6"><text:span text:style-name="T13"><text:s text:c="9"/></text:span><text:span text:style-name="T15">tng</text:span><text:span text:style-name="T13"> </text:span><text:span text:style-name="T15">=</text:span><text:span text:style-name="T13"> </text:span><text:span text:style-name="T15">tn(jg)+(tn(jg+</text:span><text:span text:style-name="T17">1</text:span><text:span text:style-name="T15">)-tn(jg))*(ghz-zz(jg))/(zz(jg+</text:span><text:span text:style-name="T17">1</text:span><text:span text:style-name="T15">)-zz(jg))</text:span></text:p>
            <text:p text:style-name="P6"><text:span text:style-name="T13"><text:s text:c="9"/></text:span><text:span text:style-name="T14">for</text:span><text:span text:style-name="T13"> </text:span><text:span text:style-name="T15">i=</text:span><text:span text:style-name="T17">0</text:span><text:span text:style-name="T15">,nmaj-</text:span><text:span text:style-name="T17">1</text:span><text:span text:style-name="T13"> </text:span><text:span text:style-name="T14">do</text:span><text:span text:style-name="T13"> </text:span><text:span text:style-name="T14">begin</text:span></text:p>
            <text:p text:style-name="P6"><text:span text:style-name="T13"><text:s text:c="11"/></text:span><text:span text:style-name="T15">zcg(i)</text:span><text:span text:style-name="T13"> </text:span><text:span text:style-name="T15">=</text:span><text:span text:style-name="T13"> </text:span><text:span text:style-name="T15">zvcd(i,jg)</text:span><text:span text:style-name="T13"> </text:span><text:span text:style-name="T15">*</text:span><text:span text:style-name="T13"> </text:span><text:span text:style-name="T15">(zvcd(i,jg+</text:span><text:span text:style-name="T17">1</text:span><text:span text:style-name="T15">)</text:span><text:span text:style-name="T13"> </text:span><text:span text:style-name="T15">/</text:span><text:span text:style-name="T13"> </text:span><text:span text:style-name="T15">zvcd(i,jg))</text:span><text:span text:style-name="T13"> </text:span><text:span text:style-name="T15">^ $</text:span></text:p>
            <text:p text:style-name="P6"><text:span text:style-name="T13"><text:s text:c="13"/></text:span><text:span text:style-name="T15">((ghz-zz(jg))</text:span><text:span text:style-name="T13"> </text:span><text:span text:style-name="T15">/</text:span><text:span text:style-name="T13"> </text:span><text:span text:style-name="T15">(zz(jg+</text:span><text:span text:style-name="T17">1</text:span><text:span text:style-name="T15">)-zz(jg)))</text:span></text:p>
            <text:p text:style-name="P6"><text:span text:style-name="T13"><text:s text:c="9"/></text:span><text:span text:style-name="T14">endfor</text:span></text:p>
            <text:p text:style-name="P6"><text:span text:style-name="T13"><text:s text:c="7"/></text:span><text:span text:style-name="T14">endif</text:span><text:span text:style-name="T13"> </text:span><text:span text:style-name="T14">else</text:span><text:span text:style-name="T13"> </text:span><text:span text:style-name="T14">begin</text:span></text:p>
            <text:p text:style-name="P6"><text:span text:style-name="T13"><text:s text:c="9"/></text:span><text:span text:style-name="T14">for</text:span><text:span text:style-name="T13"> </text:span><text:span text:style-name="T15">jjjg=</text:span><text:span text:style-name="T17">0</text:span><text:span text:style-name="T15">,</text:span><text:span text:style-name="T17">2</text:span><text:span text:style-name="T13"> </text:span><text:span text:style-name="T14">do</text:span><text:span text:style-name="T13"> </text:span><text:span text:style-name="T14">begin</text:span></text:p>
            <text:p text:style-name="P6"><text:span text:style-name="T13"><text:s text:c="11"/></text:span><text:span text:style-name="T14">if</text:span><text:span text:style-name="T13"> </text:span><text:span text:style-name="T15">(zus(jjjg)</text:span><text:span text:style-name="T13"> </text:span><text:span text:style-name="T14">lt</text:span><text:span text:style-name="T13"> </text:span><text:span text:style-name="T15">ghz</text:span><text:span text:style-name="T13"> </text:span><text:span text:style-name="T14">and</text:span><text:span text:style-name="T13"> </text:span><text:span text:style-name="T15">zus(jjjg+</text:span><text:span text:style-name="T17">1</text:span><text:span text:style-name="T15">)</text:span><text:span text:style-name="T13"> </text:span><text:span text:style-name="T14">gt</text:span><text:span text:style-name="T13"> </text:span><text:span text:style-name="T15">ghz)</text:span><text:span text:style-name="T13"> </text:span><text:span text:style-name="T14">then</text:span><text:span text:style-name="T13"> </text:span><text:span text:style-name="T15">jg=jjjg</text:span></text:p>
            <text:p text:style-name="P6"><text:span text:style-name="T13"><text:s text:c="9"/></text:span><text:span text:style-name="T14">endfor</text:span></text:p>
            <text:p text:style-name="P6"><text:span text:style-name="T12"/></text:p>
            <text:p text:style-name="P6"><text:span text:style-name="T13"><text:s text:c="9"/></text:span><text:span text:style-name="T15">tng</text:span><text:span text:style-name="T13"> </text:span><text:span text:style-name="T15">=</text:span><text:span text:style-name="T13"> </text:span><text:span text:style-name="T15">tnus(jg)</text:span><text:span text:style-name="T13"> </text:span><text:span text:style-name="T15">+</text:span><text:span text:style-name="T13"> </text:span><text:span text:style-name="T15">(tnus(jg+</text:span><text:span text:style-name="T17">1</text:span><text:span text:style-name="T15">)-tnus(jg))*(ghz-zus(jg))/(zus(jg+</text:span><text:span text:style-name="T17">1</text:span><text:span text:style-name="T15">)-zus(jg))</text:span></text:p>
            <text:p text:style-name="P6"><text:span text:style-name="T13"><text:s text:c="9"/></text:span><text:span text:style-name="T14">for</text:span><text:span text:style-name="T13"> </text:span><text:span text:style-name="T15">i=</text:span><text:span text:style-name="T17">0</text:span><text:span text:style-name="T15">,nmaj-</text:span><text:span text:style-name="T17">1</text:span><text:span text:style-name="T13"> </text:span><text:span text:style-name="T14">do</text:span><text:span text:style-name="T13"> </text:span><text:span text:style-name="T14">begin</text:span></text:p>
            <text:p text:style-name="P6"><text:span text:style-name="T13"><text:s text:c="11"/></text:span><text:span text:style-name="T15">zcg(i)</text:span><text:span text:style-name="T13"> </text:span><text:span text:style-name="T15">=</text:span><text:span text:style-name="T13"> </text:span><text:span text:style-name="T15">zcus(i,jg)</text:span><text:span text:style-name="T13"> </text:span><text:span text:style-name="T15">*</text:span><text:span text:style-name="T13"> </text:span><text:span text:style-name="T15">(zcus(i,jg+</text:span><text:span text:style-name="T17">1</text:span><text:span text:style-name="T15">)</text:span><text:span text:style-name="T13"> </text:span><text:span text:style-name="T15">/</text:span><text:span text:style-name="T13"> </text:span><text:span text:style-name="T15">zcus(i,jg))</text:span><text:span text:style-name="T13"> </text:span><text:span text:style-name="T15">^ $</text:span></text:p>
            <text:p text:style-name="P6"><text:span text:style-name="T13"><text:s text:c="13"/></text:span><text:span text:style-name="T15">((ghz-zus(jg))</text:span><text:span text:style-name="T13"> </text:span><text:span text:style-name="T15">/</text:span><text:span text:style-name="T13"> </text:span><text:span text:style-name="T15">(zus(jg+</text:span><text:span text:style-name="T17">1</text:span><text:span text:style-name="T15">)-zus(jg)))</text:span></text:p>
            <text:p text:style-name="P6"><text:span text:style-name="T13"><text:s text:c="9"/></text:span><text:span text:style-name="T14">endfor</text:span></text:p>
            <text:p text:style-name="P6"><text:span text:style-name="T13"><text:s text:c="7"/></text:span><text:span text:style-name="T14">endelse</text:span></text:p>
            <text:p text:style-name="P6"><text:span text:style-name="T12"/></text:p>
            <text:p text:style-name="P6"><text:span text:style-name="T12"/></text:p>
            <text:p text:style-name="P6"><text:span text:style-name="T13"><text:s text:c="7"/></text:span><text:span text:style-name="T14">for</text:span><text:span text:style-name="T13"> </text:span><text:span text:style-name="T15">i=</text:span><text:span text:style-name="T17">0</text:span><text:span text:style-name="T15">,nmaj-</text:span><text:span text:style-name="T17">1</text:span><text:span text:style-name="T13"> </text:span><text:span text:style-name="T14">do</text:span><text:span text:style-name="T13"> </text:span><text:span text:style-name="T14">begin</text:span></text:p>
            <text:p text:style-name="P6"><text:span text:style-name="T13"><text:s text:c="9"/></text:span><text:span text:style-name="T15">zcol(i,j)</text:span><text:span text:style-name="T13"> </text:span><text:span text:style-name="T15">=</text:span><text:span text:style-name="T13"> </text:span><text:span text:style-name="T17">2.</text:span><text:span text:style-name="T13"> </text:span><text:span text:style-name="T15">*</text:span><text:span text:style-name="T13"> </text:span><text:span text:style-name="T15">zcg(i)</text:span><text:span text:style-name="T13"> </text:span><text:span text:style-name="T15">*</text:span><text:span text:style-name="T13"> </text:span><text:span text:style-name="T18">chapman</text:span><text:span text:style-name="T15">(</text:span><text:span text:style-name="T16">!pi</text:span><text:span text:style-name="T15">/</text:span><text:span text:style-name="T17">2.</text:span><text:span text:style-name="T15">,ghz,tng,i) $</text:span></text:p>
            <text:p text:style-name="P6"><text:span text:style-name="T13"><text:s text:c="11"/></text:span><text:span text:style-name="T15">-</text:span><text:span text:style-name="T13"> </text:span><text:span text:style-name="T15">zvcd(i,j)</text:span><text:span text:style-name="T13"> </text:span><text:span text:style-name="T15">*</text:span><text:span text:style-name="T13"> </text:span><text:span text:style-name="T18">chapman</text:span><text:span text:style-name="T15">(chi,zz(j),tn(j),i)</text:span></text:p>
            <text:p text:style-name="P6"><text:span text:style-name="T13"><text:s text:c="7"/></text:span><text:span text:style-name="T14">endfor</text:span></text:p>
            <text:p text:style-name="P6"><text:span text:style-name="T12"/></text:p>
            <text:p text:style-name="P6"><text:span text:style-name="T12"/></text:p>
            <text:p text:style-name="P6"><text:span text:style-name="T13"><text:s text:c="5"/></text:span><text:span text:style-name="T14">endfor</text:span><text:span text:style-name="T13"> </text:span><text:span text:style-name="T19">; altitude loop</text:span></text:p>
            <text:p text:style-name="P6"><text:span text:style-name="T12"/></text:p>
            <text:p text:style-name="P6"><text:span text:style-name="T13"><text:s text:c="3"/></text:span><text:span text:style-name="T14">endif</text:span><text:span text:style-name="T13"> </text:span><text:span text:style-name="T14">else</text:span><text:span text:style-name="T13"> </text:span><text:span text:style-name="T14">begin</text:span><text:span text:style-name="T13"> </text:span><text:span text:style-name="T19">; (chi ge 2.) <text:s/>#3</text:span></text:p>
            <text:p text:style-name="P6"><text:span text:style-name="T13"><text:s text:c="5"/></text:span><text:span text:style-name="T15">zcol=zcol+</text:span><text:span text:style-name="T17">1.0e30</text:span></text:p>
            <text:p text:style-name="P6"><text:span text:style-name="T12"/></text:p>
            <text:p text:style-name="P6"><text:span text:style-name="T13"><text:s text:c="3"/></text:span><text:span text:style-name="T14">endelse</text:span></text:p>
          </draw:text-box>
        </draw:frame>
        <draw:line draw:style-name="gr5" draw:text-style-name="P8" draw:layer="layout" svg:x1="13.716cm" svg:y1="0.254cm" svg:x2="13.97cm" svg:y2="21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54cm" svg:stroke-color="#ba131a" draw:marker-start-width="0.584cm" draw:marker-start-center="false" draw:marker-end-width="0.584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1T14:57:15.962408140</meta:creation-date>
    <meta:editing-duration>PT10M18S</meta:editing-duration>
    <meta:editing-cycles>2</meta:editing-cycles>
    <meta:generator>LibreOffice/6.0.7.3$Linux_X86_64 LibreOffice_project/00m0$Build-3</meta:generator>
    <dc:title>Impress</dc:title>
    <dc:date>2020-05-01T15:07:33.995954229</dc:date>
    <meta:document-statistic meta:object-count="44"/>
  </office:meta>
</office:document-meta>
</file>